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9cm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0.25cm" fo:min-width="1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2.3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0.7cm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1.9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1.2cm" draw:placing="below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1.751cm" draw:placing="below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5cm" draw:placing="below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81d41a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cm" svg:y1="8.3cm" svg:x2="27.8cm" svg:y2="8.3cm">
          <text:p/>
        </draw:line>
        <draw:custom-shape draw:style-name="gr2" draw:text-style-name="P3" draw:layer="layout" svg:width="2.8cm" svg:height="0.5cm" svg:x="5.8cm" svg:y="7.8cm">
          <text:p text:style-name="P2"><text:span text:style-name="T1">forward repea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0.5cm" svg:x="13.4cm" svg:y="7.8cm">
          <text:p text:style-name="P2"><text:span text:style-name="T1">ge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0.5cm" svg:x="23.1cm" svg:y="7.8cm">
          <text:p text:style-name="P2"><text:span text:style-name="T1">reverse repe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5cm" svg:x="14.3cm" svg:y="7.3cm">
          <text:p text:style-name="P2"><text:span text:style-name="T1">anch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6.5cm" svg:y="7.3cm">
          <text:p text:style-name="P2"><text:span text:style-name="T1">guiding</text:span></text:p>
          <draw:enhanced-geometry svg:viewBox="0 0 21600 21600" draw:type="rectangle" draw:enhanced-path="M 0 0 L 21600 0 21600 21600 0 21600 0 0 Z N"/>
        </draw:custom-shape>
        <draw:measure draw:style-name="gr6" draw:text-style-name="P5" draw:layer="measurelines" svg:x1="8.6cm" svg:y1="7.6cm" svg:x2="14.3cm" svg:y2="7.6cm">
          <text:p text:style-name="P5"><text:span text:style-name="T1">rel_start</text:span></text:p>
        </draw:measure>
        <draw:measure draw:style-name="gr7" draw:text-style-name="P5" draw:layer="measurelines" svg:x1="14.307cm" svg:y1="7.2cm" svg:x2="16.5cm" svg:y2="7.2cm">
          <text:p text:style-name="P5"><text:span text:style-name="T1">anchor_len</text:span></text:p>
        </draw:measure>
        <draw:measure draw:style-name="gr8" draw:text-style-name="P5" draw:layer="measurelines" svg:x1="14.3cm" svg:y1="7.2cm" svg:x2="18.5cm" svg:y2="7.2cm">
          <text:p text:style-name="P5"><text:span text:style-name="T1">length</text:span></text:p>
        </draw:measure>
        <draw:measure draw:style-name="gr9" draw:text-style-name="P5" draw:layer="measurelines" svg:x1="8.602cm" svg:y1="8.5cm" svg:x2="13.4cm" svg:y2="8.5cm">
          <text:p text:style-name="P5"><text:span text:style-name="T1">gene_rel_start</text:span></text:p>
        </draw:measure>
        <draw:measure draw:style-name="gr10" draw:text-style-name="P5" draw:layer="layout" svg:x1="8.602cm" svg:y1="8.649cm" svg:x2="18.8cm" svg:y2="8.6cm">
          <text:p text:style-name="P5"><text:span text:style-name="T1">gene_rel_end</text:span></text:p>
        </draw:measure>
        <draw:measure draw:style-name="gr11" draw:text-style-name="P5" draw:layer="measurelines" svg:x1="13.401cm" svg:y1="8.5cm" svg:x2="14.301cm" svg:y2="8.5cm">
          <text:p text:style-name="P5"><text:span text:style-name="T1">rel_pos</text:span></text:p>
        </draw:measure>
        <draw:frame draw:style-name="gr12" draw:text-style-name="P6" draw:layer="layout" svg:width="2.263cm" svg:height="0.725cm" svg:x="1.5cm" svg:y="7.6cm">
          <draw:text-box>
            <text:p><text:span text:style-name="T1">minicircle</text:span></text:p>
          </draw:text-box>
        </draw:frame>
        <draw:line draw:style-name="gr1" draw:text-style-name="P1" draw:layer="layout" svg:x1="2.4cm" svg:y1="15.2cm" svg:x2="26.6cm" svg:y2="15.2cm">
          <text:p/>
        </draw:line>
        <draw:frame draw:style-name="gr13" draw:text-style-name="P6" draw:layer="layout" svg:width="2.263cm" svg:height="0.725cm" svg:x="24.337cm" svg:y="14.475cm">
          <draw:text-box>
            <text:p><text:span text:style-name="T1">mRNA</text:span></text:p>
          </draw:text-box>
        </draw:frame>
        <draw:line draw:style-name="gr1" draw:text-style-name="P1" draw:layer="layout" svg:x1="18.8cm" svg:y1="8.3cm" svg:x2="18.8cm" svg:y2="15.2cm">
          <text:p/>
        </draw:line>
        <draw:line draw:style-name="gr1" draw:text-style-name="P1" draw:layer="layout" svg:x1="18.5cm" svg:y1="8.3cm" svg:x2="18.5cm" svg:y2="15.2cm">
          <text:p/>
        </draw:line>
        <draw:line draw:style-name="gr1" draw:text-style-name="P1" draw:layer="layout" svg:x1="14.3cm" svg:y1="8.3cm" svg:x2="14.3cm" svg:y2="15.2cm">
          <text:p/>
        </draw:line>
        <draw:line draw:style-name="gr1" draw:text-style-name="P1" draw:layer="layout" svg:x1="13.4cm" svg:y1="8.3cm" svg:x2="13.4cm" svg:y2="15.2cm">
          <text:p/>
        </draw:line>
        <draw:frame draw:style-name="gr12" draw:text-style-name="P6" draw:layer="layout" svg:width="3.88cm" svg:height="0.725cm" svg:x="11.4cm" svg:y="15.7cm">
          <draw:text-box>
            <text:p><text:span text:style-name="T1">gene_mRNA_end</text:span></text:p>
          </draw:text-box>
        </draw:frame>
        <draw:frame draw:style-name="gr12" draw:text-style-name="P6" draw:layer="layout" svg:width="3.995cm" svg:height="0.725cm" svg:x="16.8cm" svg:y="15.701cm">
          <draw:text-box>
            <text:p><text:span text:style-name="T1">gene_mRNA_start</text:span></text:p>
          </draw:text-box>
        </draw:frame>
        <draw:frame draw:style-name="gr12" draw:text-style-name="P6" draw:layer="layout" svg:width="2.695cm" svg:height="0.725cm" svg:x="13cm" svg:y="14.001cm">
          <draw:text-box>
            <text:p><text:span text:style-name="T1">mRNA_end</text:span></text:p>
          </draw:text-box>
        </draw:frame>
        <draw:frame draw:style-name="gr12" draw:text-style-name="P6" draw:layer="layout" svg:width="2.809cm" svg:height="0.725cm" svg:x="17.101cm" svg:y="14.002cm">
          <draw:text-box>
            <text:p><text:span text:style-name="T1">mRNA_start</text:span></text:p>
          </draw:text-box>
        </draw:frame>
        <draw:line draw:style-name="gr14" draw:text-style-name="P1" draw:layer="layout" svg:x1="14.3cm" svg:y1="14.7cm" svg:x2="14.3cm" svg:y2="15.2cm">
          <text:p/>
        </draw:line>
        <draw:line draw:style-name="gr14" draw:text-style-name="P1" draw:layer="layout" svg:x1="18.5cm" svg:y1="14.7cm" svg:x2="18.5cm" svg:y2="15.2cm">
          <text:p/>
        </draw:line>
        <draw:line draw:style-name="gr14" draw:text-style-name="P1" draw:layer="layout" svg:x1="18.8cm" svg:y1="15.8cm" svg:x2="18.8cm" svg:y2="15.2cm">
          <text:p/>
        </draw:line>
        <draw:line draw:style-name="gr14" draw:text-style-name="P1" draw:layer="layout" svg:x1="13.4cm" svg:y1="15.801cm" svg:x2="13.4cm" svg:y2="15.2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k Savill</meta:initial-creator>
    <meta:creation-date>2021-11-09T21:29:05.140432710</meta:creation-date>
    <dc:date>2021-11-09T22:15:20.369371412</dc:date>
    <dc:creator>Nick Savill</dc:creator>
    <meta:editing-duration>PT2M54S</meta:editing-duration>
    <meta:editing-cycles>1</meta:editing-cycles>
    <meta:document-statistic meta:object-count="27"/>
    <meta:generator>LibreOffice/6.4.7.2$Linux_X86_64 LibreOffice_project/40$Build-2</meta:generator>
  </office:meta>
</office:document-meta>
</file>